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font-size="18pt"/>
    </style:style>
    <style:style style:name="P3"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3"/>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3"/>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3"/>
      <text:p text:style-name="P3"/>
      <text:p text:style-name="P3"/>
      <text:p text:style-name="P3"/>
      <text:p text:style-name="P1"/>
      <text:p text:style-name="P1">Saturday 14 June 2025 <text:s/></text:p>
      <text:p text:style-name="P1"><text:soft-page-break/></text:p>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4T21:34:36.16</dc:date>
    <meta:editing-duration>PT39M</meta:editing-duration>
    <meta:editing-cycles>3</meta:editing-cycles>
    <meta:generator>OpenOffice/4.1.15$Win32 OpenOffice.org_project/4115m2$Build-9813</meta:generator>
    <meta:document-statistic meta:table-count="0" meta:image-count="0" meta:object-count="0" meta:page-count="2" meta:paragraph-count="10" meta:word-count="524" meta:character-count="2832"/>
  </office:meta>
</office:document-meta>
</file>